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azilianStemFilter.BrazilianStemFilter( TokenStream in , Set exclusio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azilianStemFilter.next( final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razilianStemFilter.BrazilianStem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